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0mm"/>
    </style:style>
    <style:style style:name="co2" style:family="table-column">
      <style:table-column-properties fo:break-before="auto" style:column-width="45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3.28mm"/>
    </style:style>
    <style:style style:name="co5" style:family="table-column">
      <style:table-column-properties fo:break-before="auto" style:column-width="140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000000" style:text-align-source="fix" style:repeat-content="false" fo:wrap-option="no-wrap" fo:padding="1.01mm" style:vertical-align="middle"/>
      <style:paragraph-properties fo:text-align="start" fo:margin-left="0mm"/>
      <style:text-properties fo:color="#d3d3d3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 style:vertical-align="middle"/>
    </style:style>
    <style:style style:name="ce26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wrap-option="wrap" fo:padding="1.01mm"/>
    </style:style>
    <style:style style:name="ce42" style:family="table-cell" style:parent-style-name="Default">
      <style:table-cell-properties style:text-align-source="fix" style:repeat-content="false" fo:wrap-option="wrap" fo:padding="1.01mm"/>
      <style:paragraph-properties fo:text-align="start" fo:margin-left="0mm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b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0"/>
        <table:table-column table:style-name="co5" table:number-columns-repeated="3" table:default-cell-style-name="ce11"/>
        <table:table-column table:style-name="co3" table:number-columns-repeated="994" table:default-cell-style-name="ce17"/>
        <table:table-column table:style-name="co3" table:number-columns-repeated="23" table:default-cell-style-name="ce41"/>
        <table:table-row table:style-name="ro1">
          <table:table-cell table:style-name="ce1" office:value-type="string" calcext:value-type="string">
            <text:p>Electronics</text:p>
          </table:table-cell>
          <table:table-cell table:style-name="ce1"/>
          <table:table-cell table:style-name="ce7"/>
          <table:table-cell table:style-name="ce8"/>
          <table:table-cell table:style-name="ce1" table:number-columns-repeated="3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26"/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MKS Robin nano v3 controller +TS35 display + TMC2209 driver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commend to buy them as a kit.</text:p>
          </table:table-cell>
          <table:table-cell office:value-type="string" calcext:value-type="string">
            <text:p><text:span text:style-name="T1"><text:a xlink:href="https://amzn.to/3um2EEK" xlink:type="simple">https://amzn.to/3um2EEK</text:a></text:span></text:p>
          </table:table-cell>
          <table:table-cell office:value-type="string" calcext:value-type="string">
            <text:p><text:span text:style-name="T1"><text:a xlink:href="https://s.click.aliexpress.com/e/_Dlv0yHN" xlink:type="simple">https://s.click.aliexpress.com/e/_Dlv0yHN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V – 350W Slim type Power supply. Dimensions are important!</text:p>
          </table:table-cell>
          <table:table-cell table:style-name="ce19" office:value-type="string" calcext:value-type="string">
            <text:p>W:115mm L:215mm H:3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ease keep in mind. Power quality affects overall electronics. I strictly recommend to use a good quality product.</text:p>
          </table:table-cell>
          <table:table-cell office:value-type="string" calcext:value-type="string">
            <text:p><text:span text:style-name="T1"><text:a xlink:href="https://amzn.to/3h1wlbl" xlink:type="simple">https://amzn.to/3h1wlbl</text:a></text:span></text:p>
          </table:table-cell>
          <table:table-cell office:value-type="string" calcext:value-type="string">
            <text:p><text:span text:style-name="T1"><text:a xlink:href="https://s.click.aliexpress.com/e/_DDEAcpH" xlink:type="simple">https://s.click.aliexpress.com/e/_DDEAcpH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string" calcext:value-type="string">
            <text:p>Nema 17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Min. 40mm length recommended.</text:p>
          </table:table-cell>
          <table:table-cell office:value-type="string" calcext:value-type="string">
            <text:p><text:a xlink:href="https://amzn.to/3VwYYfk" xlink:type="simple">https://amzn.to/3VwYYfk</text:a></text:p>
          </table:table-cell>
          <table:table-cell office:value-type="string" calcext:value-type="string">
            <text:p><text:a xlink:href="https://s.click.aliexpress.com/e/_DlSeqKP" xlink:type="simple">https://s.click.aliexpress.com/e/_DlSeqKP</text:a></text:p>
          </table:table-cell>
          <table:table-cell table:style-name="ce42"/>
          <table:table-cell table:style-name="ce41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Snap fit – Power inlet (see reference photo 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HbvpvO" xlink:type="simple">https://amzn.to/3HbvpvO</text:a></text:p>
          </table:table-cell>
          <table:table-cell office:value-type="string" calcext:value-type="string">
            <text:p><text:a xlink:href="https://s.click.aliexpress.com/e/_DlCBCOB" xlink:type="simple">https://s.click.aliexpress.com/e/_DlCBCOB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it switch ( Normally open )</text:p>
          </table:table-cell>
          <table:table-cell office:value-type="string" calcext:value-type="string">
            <text:p>2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 standard 3 pin microswitch would work.</text:p>
          </table:table-cell>
          <table:table-cell office:value-type="string" calcext:value-type="string">
            <text:p><text:a xlink:href="https://amzn.to/3VwhR2a" xlink:type="simple">https://amzn.to/3VwhR2a</text:a></text:p>
          </table:table-cell>
          <table:table-cell office:value-type="string" calcext:value-type="string">
            <text:p><text:a xlink:href="https://s.click.aliexpress.com/e/_DnsxooL" xlink:type="simple">https://s.click.aliexpress.com/e/_Dnsxoo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40x40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available, Prefer the one with a long cable and ball bearing</text:p>
          </table:table-cell>
          <table:table-cell office:value-type="string" calcext:value-type="string">
            <text:p><text:a xlink:href="https://amzn.to/3XZXI67" xlink:type="simple">https://amzn.to/3XZXI67</text:a></text:p>
          </table:table-cell>
          <table:table-cell office:value-type="string" calcext:value-type="string">
            <text:p><text:a xlink:href="https://s.click.aliexpress.com/e/_DdTsieJ" xlink:type="simple">https://s.click.aliexpress.com/e/_DdTsieJ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wer fan</text:p>
          </table:table-cell>
          <table:table-cell office:value-type="string" calcext:value-type="string">
            <text:p>40x40x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 available, Prefer the one with a long cable and ball bearing</text:p>
          </table:table-cell>
          <table:table-cell office:value-type="string" calcext:value-type="string">
            <text:p><text:a xlink:href="https://amzn.to/3FnKsB0" xlink:type="simple">https://amzn.to/3FnKsB0</text:a></text:p>
          </table:table-cell>
          <table:table-cell office:value-type="string" calcext:value-type="string">
            <text:p><text:a xlink:href="https://s.click.aliexpress.com/e/_DkLjEbD" xlink:type="simple">https://s.click.aliexpress.com/e/_DkLjEbD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t shrink tubes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P1mpv1" xlink:type="simple">https://amzn.to/3P1mpv1</text:a></text:p>
          </table:table-cell>
          <table:table-cell office:value-type="string" calcext:value-type="string">
            <text:p><text:a xlink:href="https://s.click.aliexpress.com/e/_DDhL4Fh" xlink:type="simple">https://s.click.aliexpress.com/e/_DDhL4Fh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ables</text:p>
          </table:table-cell>
          <table:table-cell table:style-name="ce1"/>
          <table:table-cell table:style-name="ce7"/>
          <table:table-cell table:style-name="ce8"/>
          <table:table-cell table:style-name="ce1" table:number-columns-repeated="3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26"/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<text:span text:style-name="T1">Min. 1.5mm2(16AWG)</text:span> blue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Power inlet to PSU (unnecessary,</text:span> if you buy power inlet with cables)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Min. 1.5mm2(16AWG)</text:span> brown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let to PSU (unnecessary, if you buy power inlet with cables)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Min. 1.5mm2(16AWG)</text:span> yellow-green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let to PSU (unnecessary, if you buy power inlet with cables)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Min. 1.5mm2(16AWG)</text:span> red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 to controller board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Min. 1.5mm2(16AWG)</text:span> black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 to controller board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Min. 1.5mm2(16AWG) </text:span>Cable terminals for Power inl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ower inlet to PSU (unnecessary, if you buy power inlet with cables)</text:p>
          </table:table-cell>
          <table:table-cell office:value-type="string" calcext:value-type="string" table:number-columns-spanned="1" table:number-rows-spanned="3">
            <text:p><text:a xlink:href="https://amzn.to/3B8Dz3X" xlink:type="simple">https://amzn.to/3B8Dz3X</text:a></text:p>
          </table:table-cell>
          <table:table-cell office:value-type="string" calcext:value-type="string" table:number-columns-spanned="1" table:number-rows-spanned="3">
            <text:p><text:a xlink:href="https://s.click.aliexpress.com/e/_DBIw9Bl" xlink:type="simple">https://s.click.aliexpress.com/e/_DBIw9B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Min. 1.5mm2(16AWG)</text:span> Cable terminals for PS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Min. 1.5mm2(16AWG)</text:span> Cable lugs for Controller  Power inl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2 core 22awg cable for fans and switches</text:p>
          </table:table-cell>
          <table:table-cell office:value-type="string" calcext:value-type="string">
            <text:p>300c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Vx5K4K" xlink:type="simple">https://amzn.to/3Vx5K4K</text:a></text:p>
          </table:table-cell>
          <table:table-cell office:value-type="string" calcext:value-type="string">
            <text:p><text:a xlink:href="https://s.click.aliexpress.com/e/_DlCMzGr" xlink:type="simple">https://s.click.aliexpress.com/e/_DlCMzGr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le wrap</text:p>
          </table:table-cell>
          <table:table-cell office:value-type="string" calcext:value-type="string">
            <text:p>200c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E6Fzq" xlink:type="simple">https://amzn.to/3UE6Fzq</text:a></text:p>
          </table:table-cell>
          <table:table-cell office:value-type="string" calcext:value-type="string">
            <text:p><text:a xlink:href="https://s.click.aliexpress.com/e/_DdtnGox" xlink:type="simple">https://s.click.aliexpress.com/e/_DdtnGox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 power cable fits to power inlet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earings</text:p>
          </table:table-cell>
          <table:table-cell table:style-name="ce1"/>
          <table:table-cell table:style-name="ce7"/>
          <table:table-cell table:style-name="ce8"/>
          <table:table-cell table:style-name="ce1" table:number-columns-repeated="3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26"/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16010 Bearing</text:p>
          </table:table-cell>
          <table:table-cell office:value-type="string" calcext:value-type="string">
            <text:p>ZZ or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x80x10mm</text:p>
          </table:table-cell>
          <table:table-cell office:value-type="string" calcext:value-type="string">
            <text:p><text:a xlink:href="https://amzn.to/3FpQhhg" xlink:type="simple">https://amzn.to/3FpQhhg</text:a></text:p>
          </table:table-cell>
          <table:table-cell office:value-type="string" calcext:value-type="string">
            <text:p><text:a xlink:href="https://s.click.aliexpress.com/e/_DexfFQx" xlink:type="simple">https://s.click.aliexpress.com/e/_DexfFQx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608 flanged bearing</text:p>
          </table:table-cell>
          <table:table-cell office:value-type="string" calcext:value-type="string">
            <text:p>ZZ or 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x22x7mm ( flange diameter : 25mm )</text:p>
          </table:table-cell>
          <table:table-cell office:value-type="string" calcext:value-type="string">
            <text:p><text:a xlink:href="https://amzn.to/3H9jLkQ" xlink:type="simple">https://amzn.to/3H9jLkQ</text:a></text:p>
          </table:table-cell>
          <table:table-cell office:value-type="string" calcext:value-type="string">
            <text:p><text:a xlink:href="https://s.click.aliexpress.com/e/_DDE4PQb" xlink:type="simple">https://s.click.aliexpress.com/e/_DDE4PQb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penBuilds</text:p>
          </table:table-cell>
          <table:table-cell table:style-name="ce1"/>
          <table:table-cell table:style-name="ce7"/>
          <table:table-cell table:style-name="ce8"/>
          <table:table-cell table:style-name="ce1" table:number-columns-repeated="3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Openbuilds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20x40mm v-slot extrusion</text:p>
          </table:table-cell>
          <table:table-cell office:value-type="string" calcext:value-type="string">
            <text:p>250 to 5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mm used in the prototype. 500mm is a little extreme for this machine.</text:p>
          </table:table-cell>
          <table:table-cell office:value-type="string" calcext:value-type="string">
            <text:p><text:a xlink:href="https://openbuildspartstore.com/v-slot-20x40-linear-rail/?ref=pIsLSjOaWeoY4" xlink:type="simple">https://openbuildspartstore.com/v-slot-20x40-linear-rail/?ref=pIsLSjOaWeoY4</text:a></text:p>
          </table:table-cell>
          <table:table-cell office:value-type="string" calcext:value-type="string">
            <text:p><text:a xlink:href="https://amzn.to/3P28tAR" xlink:type="simple">https://amzn.to/3P28tAR</text:a></text:p>
          </table:table-cell>
          <table:table-cell office:value-type="string" calcext:value-type="string">
            <text:p><text:a xlink:href="https://s.click.aliexpress.com/e/_DEjkpLd" xlink:type="simple">https://s.click.aliexpress.com/e/_DEjkpL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x20mm v-slot extrusion</text:p>
          </table:table-cell>
          <table:table-cell office:value-type="string" calcext:value-type="string">
            <text:p>1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e is only exact 150mm space for the 20x20 extrusion.</text:p>
          </table:table-cell>
          <table:table-cell office:value-type="string" calcext:value-type="string">
            <text:p><text:a xlink:href="https://openbuildspartstore.com/v-slot-20x20-linear-rail/?ref=pIsLSjOaWeoY4" xlink:type="simple">https://openbuildspartstore.com/v-slot-20x20-linear-rail/?ref=pIsLSjOaWeoY4</text:a></text:p>
          </table:table-cell>
          <table:table-cell office:value-type="string" calcext:value-type="string">
            <text:p><text:a xlink:href="https://amzn.to/3F0TKSb" xlink:type="simple">https://amzn.to/3F0TKSb</text:a></text:p>
          </table:table-cell>
          <table:table-cell office:value-type="string" calcext:value-type="string">
            <text:p><text:a xlink:href="https://s.click.aliexpress.com/e/_DECfIef" xlink:type="simple">https://s.click.aliexpress.com/e/_DECfIef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Openbuilds </text:span>V-slot wheel</text:p>
          </table:table-cell>
          <table:table-cell office:value-type="string" calcext:value-type="string">
            <text:p>Normal siz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a xlink:href="https://openbuildspartstore.com/solid-v-wheel-kit/?ref=pIsLSjOaWeoY4" xlink:type="simple">https://openbuildspartstore.com/solid-v-wheel-kit/?ref=pIsLSjOaWeoY4</text:a></text:p>
          </table:table-cell>
          <table:table-cell office:value-type="string" calcext:value-type="string">
            <text:p><text:a xlink:href="https://amzn.to/3F4LJLY" xlink:type="simple">https://amzn.to/3F4LJLY</text:a></text:p>
          </table:table-cell>
          <table:table-cell office:value-type="string" calcext:value-type="string">
            <text:p><text:a xlink:href="https://s.click.aliexpress.com/e/_Dml98YL" xlink:type="simple">https://s.click.aliexpress.com/e/_Dml98Y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builds spacer</text:p>
          </table:table-cell>
          <table:table-cell office:value-type="string" calcext:value-type="string">
            <text:p>6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2">
            <text:p>Eccentrics and spacers must have exact same height</text:p>
          </table:table-cell>
          <table:table-cell office:value-type="string" calcext:value-type="string">
            <text:p><text:a xlink:href="https://openbuildspartstore.com/aluminum-spacers-10-pack/?ref=pIsLSjOaWeoY4" xlink:type="simple">https://openbuildspartstore.com/aluminum-spacers-10-pack/?ref=pIsLSjOaWeoY4</text:a></text:p>
          </table:table-cell>
          <table:table-cell office:value-type="string" calcext:value-type="string" table:number-columns-spanned="1" table:number-rows-spanned="2">
            <text:p><text:a xlink:href="https://amzn.to/3VvlDZL" xlink:type="simple">https://amzn.to/3VvlDZL</text:a></text:p>
          </table:table-cell>
          <table:table-cell office:value-type="string" calcext:value-type="string">
            <text:p><text:a xlink:href="https://s.click.aliexpress.com/e/_DkX52GL" xlink:type="simple">https://s.click.aliexpress.com/e/_DkX52G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builds eccentric nut</text:p>
          </table:table-cell>
          <table:table-cell office:value-type="string" calcext:value-type="string">
            <text:p>6mm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<text:a xlink:href="https://openbuildspartstore.com/eccentric-spacer/?ref=pIsLSjOaWeoY4" xlink:type="simple">https://openbuildspartstore.com/eccentric-spacer/?ref=pIsLSjOaWeoY4</text:a></text:p>
          </table:table-cell>
          <table:covered-table-cell/>
          <table:table-cell office:value-type="string" calcext:value-type="string">
            <text:p><text:a xlink:href="https://s.click.aliexpress.com/e/_DdSZO15" xlink:type="simple">https://s.click.aliexpress.com/e/_DdSZO15</text:a>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Low profile screw</text:p>
          </table:table-cell>
          <table:table-cell table:style-name="ce18" office:value-type="string" calcext:value-type="string">
            <text:p>M5x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openbuildspartstore.com/low-profile-screws-m5-10-pack/?ref=pIsLSjOaWeoY4" xlink:type="simple">https://openbuildspartstore.com/low-profile-screws-m5-10-pack/?ref=pIsLSjOaWeoY4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s.click.aliexpress.com/e/_DF9E7vZ" xlink:type="simple">https://s.click.aliexpress.com/e/_DF9E7vZ</text:a></text:p>
          </table:table-cell>
          <table:table-cell table:number-columns-repeated="993"/>
          <table:table-cell table:style-name="ce41"/>
          <table:table-cell table:number-columns-repeated="23"/>
        </table:table-row>
        <table:table-row table:style-name="ro1">
          <table:table-cell table:style-name="ce18" office:value-type="string" calcext:value-type="string">
            <text:p>Low profile screw</text:p>
          </table:table-cell>
          <table:table-cell office:value-type="string" calcext:value-type="string">
            <text:p>M5x3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<text:a xlink:href="https://openbuildspartstore.com/low-profile-screws-m5-10-pack/?ref=pIsLSjOaWeoY4" xlink:type="simple">https://openbuildspartstore.com/low-profile-screws-m5-10-pack/?ref=pIsLSjOaWeoY4</text:a>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s.click.aliexpress.com/e/_DF9E7vZ" xlink:type="simple">https://s.click.aliexpress.com/e/_DF9E7vZ</text:a></text:p>
          </table:table-cell>
          <table:table-cell table:number-columns-repeated="993"/>
          <table:table-cell table:style-name="ce41"/>
          <table:table-cell table:number-columns-repeated="23"/>
        </table:table-row>
        <table:table-row table:style-name="ro1">
          <table:table-cell table:style-name="ce18" office:value-type="string" calcext:value-type="string">
            <text:p>Nylon insert lock nuts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a xlink:href="https://openbuildspartstore.com/nylon-insert-hex-locknut-m5-10-pack/?ref=pIsLSjOaWeoY4" xlink:type="simple">https://openbuildspartstore.com/nylon-insert-hex-locknut-m5-10-pack/?ref=pIsLSjOaWeoY4</text:a></text:p>
          </table:table-cell>
          <table:table-cell office:value-type="string" calcext:value-type="string">
            <text:p><text:a xlink:href="https://amzn.to/3F0inyk" xlink:type="simple">https://amzn.to/3F0inyk</text:a></text:p>
          </table:table-cell>
          <table:table-cell office:value-type="string" calcext:value-type="string">
            <text:p><text:a xlink:href="https://s.click.aliexpress.com/e/_DloZBOF" xlink:type="simple">https://s.click.aliexpress.com/e/_DloZBOF</text:a></text:p>
          </table:table-cell>
          <table:table-cell table:number-columns-repeated="993"/>
          <table:table-cell table:style-name="ce41"/>
          <table:table-cell table:number-columns-repeated="23"/>
        </table:table-row>
        <table:table-row table:style-name="ro1">
          <table:table-cell table:style-name="ce18" office:value-type="string" calcext:value-type="string">
            <text:p>Rubber Feet</text:p>
          </table:table-cell>
          <table:table-cell office:value-type="string" calcext:value-type="string">
            <text:p>M4 or 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used one from a local store. OD:14mm, H:10mm, Screw size is M4 and screw length after rubber is : 6mm</text:p>
          </table:table-cell>
          <table:table-cell office:value-type="string" calcext:value-type="string">
            <text:p><text:a xlink:href="https://openbuildspartstore.com/rubber-feet-set-4-pack/?ref=pIsLSjOaWeoY4" xlink:type="simple">https://openbuildspartstore.com/rubber-feet-set-4-pack/?ref=pIsLSjOaWeoY4</text:a></text:p>
          </table:table-cell>
          <table:table-cell office:value-type="string" calcext:value-type="string">
            <text:p><text:a xlink:href="https://amzn.to/3Y7iReW" xlink:type="simple">https://amzn.to/3Y7iReW</text:a></text:p>
          </table:table-cell>
          <table:table-cell office:value-type="string" calcext:value-type="string">
            <text:p>-</text:p>
          </table:table-cell>
          <table:table-cell table:number-columns-repeated="993"/>
          <table:table-cell table:style-name="ce41"/>
          <table:table-cell table:number-columns-repeated="23"/>
        </table:table-row>
        <table:table-row table:style-name="ro1">
          <table:table-cell office:value-type="string" calcext:value-type="string">
            <text:p>Low profile Tee Nuts for rubber feet</text:p>
          </table:table-cell>
          <table:table-cell office:value-type="string" calcext:value-type="string">
            <text:p>M4 or M5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Must match rubber feet</text:p>
          </table:table-cell>
          <table:table-cell office:value-type="string" calcext:value-type="string">
            <text:p><text:a xlink:href="https://openbuildspartstore.com/tee-nuts-m5-10-pack/?ref=pIsLSjOaWeoY4" xlink:type="simple">https://openbuildspartstore.com/tee-nuts-m5-10-pack/?ref=pIsLSjOaWeoY4</text:a></text:p>
          </table:table-cell>
          <table:table-cell office:value-type="string" calcext:value-type="string">
            <text:p><text:a xlink:href="https://amzn.to/3Haw2FN" xlink:type="simple">https://amzn.to/3Haw2FN</text:a></text:p>
          </table:table-cell>
          <table:table-cell office:value-type="string" calcext:value-type="string">
            <text:p>-</text:p>
          </table:table-cell>
          <table:table-cell table:number-columns-repeated="994"/>
          <table:table-cell table:style-name="ce17" table:number-columns-repeated="23"/>
        </table:table-row>
        <table:table-row table:style-name="ro1">
          <table:table-cell office:value-type="string" calcext:value-type="string">
            <text:p>Drop In Tee Nuts (v-slot nuts)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a xlink:href="https://openbuildspartstore.com/drop-in-tee-nuts/?ref=pIsLSjOaWeoY4" xlink:type="simple">https://openbuildspartstore.com/drop-in-tee-nuts/?ref=pIsLSjOaWeoY4</text:a></text:p>
          </table:table-cell>
          <table:table-cell office:value-type="string" calcext:value-type="string">
            <text:p><text:a xlink:href="https://amzn.to/3HarEXw" xlink:type="simple">https://amzn.to/3HarEXw</text:a></text:p>
          </table:table-cell>
          <table:table-cell office:value-type="string" calcext:value-type="string">
            <text:p><text:a xlink:href="https://s.click.aliexpress.com/e/_Dkywl4X" xlink:type="simple">https://s.click.aliexpress.com/e/_Dkywl4X</text:a></text:p>
          </table:table-cell>
          <table:table-cell table:number-columns-repeated="993"/>
          <table:table-cell table:style-name="ce41"/>
          <table:table-cell table:number-columns-repeated="23"/>
        </table:table-row>
        <table:table-row table:style-name="ro1">
          <table:table-cell table:style-name="ce1" office:value-type="string" calcext:value-type="string">
            <text:p>Belt drive</text:p>
          </table:table-cell>
          <table:table-cell table:style-name="ce1"/>
          <table:table-cell table:style-name="ce7"/>
          <table:table-cell table:style-name="ce8"/>
          <table:table-cell table:style-name="ce1" table:number-columns-repeated="3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Openbuilds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6mm GT2 pulley</text:p>
          </table:table-cell>
          <table:table-cell office:value-type="string" calcext:value-type="string">
            <text:p>16T, 5mm hole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"/>
          <table:table-cell office:value-type="string" calcext:value-type="string">
            <text:p><text:a xlink:href="https://amzn.to/3upyl06" xlink:type="simple">https://amzn.to/3upyl06</text:a></text:p>
          </table:table-cell>
          <table:table-cell office:value-type="string" calcext:value-type="string">
            <text:p><text:a xlink:href="https://s.click.aliexpress.com/e/_DBrDOZH" xlink:type="simple">https://s.click.aliexpress.com/e/_DBrDOZH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idler pulley</text:p>
          </table:table-cell>
          <table:table-cell office:value-type="string" calcext:value-type="string">
            <text:p>16T, 3mm ho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office:value-type="string" calcext:value-type="string">
            <text:p><text:a xlink:href="https://amzn.to/3HdWSwG" xlink:type="simple">https://amzn.to/3HdWSwG</text:a></text:p>
          </table:table-cell>
          <table:table-cell office:value-type="string" calcext:value-type="string" table:number-columns-spanned="1" table:number-rows-spanned="2">
            <text:p><text:a xlink:href="https://s.click.aliexpress.com/e/_Dk71HJ5" xlink:type="simple">https://s.click.aliexpress.com/e/_Dk71HJ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idler pulley</text:p>
          </table:table-cell>
          <table:table-cell office:value-type="string" calcext:value-type="string">
            <text:p>20T, 5mm ho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office:value-type="string" calcext:value-type="string">
            <text:p><text:a xlink:href="https://amzn.to/3upypwS" xlink:type="simple">https://amzn.to/3upypwS</text:a>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6mm GT2 open belt</text:p>
          </table:table-cell>
          <table:table-cell office:value-type="string" calcext:value-type="string">
            <text:p>20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openbuildspartstore.com/gt2-2m-timing-belt-by-the-foot/?ref=pIsLSjOaWeoY4" xlink:type="simple">https://openbuildspartstore.com/gt2-2m-timing-belt-by-the-foot/?ref=pIsLSjOaWeoY4</text:a></text:p>
          </table:table-cell>
          <table:table-cell office:value-type="string" calcext:value-type="string">
            <text:p><text:a xlink:href="https://amzn.to/3VILLjC" xlink:type="simple">https://amzn.to/3VILLjC</text:a></text:p>
          </table:table-cell>
          <table:table-cell office:value-type="string" calcext:value-type="string">
            <text:p><text:a xlink:href="https://s.click.aliexpress.com/e/_DcAFfIF" xlink:type="simple">https://s.click.aliexpress.com/e/_DcAFfIF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closed loop belt</text:p>
          </table:table-cell>
          <table:table-cell office:value-type="string" calcext:value-type="string">
            <text:p>3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 table:number-columns-spanned="1" table:number-rows-spanned="2">
            <text:p><text:a xlink:href="https://amzn.to/3F2gUaN" xlink:type="simple">https://amzn.to/3F2gUaN</text:a></text:p>
          </table:table-cell>
          <table:table-cell office:value-type="string" calcext:value-type="string" table:number-columns-spanned="1" table:number-rows-spanned="2">
            <text:p><text:a xlink:href="https://s.click.aliexpress.com/e/_DeTi6N5" xlink:type="simple">https://s.click.aliexpress.com/e/_DeTi6N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closed loop belt</text:p>
          </table:table-cell>
          <table:table-cell office:value-type="string" calcext:value-type="string">
            <text:p>2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xtrusion</text:p>
          </table:table-cell>
          <table:table-cell table:style-name="ce1"/>
          <table:table-cell table:style-name="ce7"/>
          <table:table-cell table:style-name="ce8"/>
          <table:table-cell table:style-name="ce1" table:number-columns-repeated="3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Amazon.com</text:p>
          </table:table-cell>
          <table:table-cell table:style-name="ce26" office:value-type="string" calcext:value-type="string">
            <text:p>Aliexpress</text:p>
          </table:table-cell>
          <table:table-cell table:style-name="ce26"/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Bowden extruder ( right hand 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LfyY1" xlink:type="simple">https://amzn.to/3ULfyY1</text:a></text:p>
          </table:table-cell>
          <table:table-cell office:value-type="string" calcext:value-type="string">
            <text:p><text:a xlink:href="https://s.click.aliexpress.com/e/_DCRJpj9" xlink:type="simple">https://s.click.aliexpress.com/e/_DCRJpj9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wden tube</text:p>
          </table:table-cell>
          <table:table-cell office:value-type="string" calcext:value-type="string">
            <text:p>50c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EY8GAB" xlink:type="simple">https://amzn.to/3EY8GAB</text:a></text:p>
          </table:table-cell>
          <table:table-cell office:value-type="string" calcext:value-type="string">
            <text:p><text:a xlink:href="https://s.click.aliexpress.com/e/_DcHDwIP" xlink:type="simple">https://s.click.aliexpress.com/e/_DcHDwIP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D V6 compatible hotend assembl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pQ9rQ" xlink:type="simple">https://amzn.to/3upQ9rQ</text:a></text:p>
          </table:table-cell>
          <table:table-cell office:value-type="string" calcext:value-type="string">
            <text:p><text:a xlink:href="https://s.click.aliexpress.com/e/_DeMaT91" xlink:type="simple">https://s.click.aliexpress.com/e/_DeMaT91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Filament for 3D printed parts</text:p>
          </table:table-cell>
          <table:table-cell table:style-name="ce20" office:value-type="string" calcext:value-type="string" table:number-columns-spanned="4" table:number-rows-spanned="1">
            <text:p>Approx. 1.2kg filament required to print all the printable parts</text:p>
          </table:table-cell>
          <table:covered-table-cell table:style-name="ce7"/>
          <table:covered-table-cell table:style-name="ce8"/>
          <table:covered-table-cell table:style-name="ce1"/>
          <table:table-cell table:style-name="ce1" table:number-columns-repeated="2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RE3D-Europe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Openbuilds.com</text:p>
          </table:table-cell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PETG filament / Color</text:p>
          </table:table-cell>
          <table:table-cell office:value-type="string" calcext:value-type="string">
            <text:p>~1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<text:span text:style-name="T3">RE3D</text:span> is my local filament supplier. They produce their own filaments and they are very good. If you are in Europe, consider buying from them.</text:p>
          </table:table-cell>
          <table:table-cell table:style-name="ce17" office:value-type="string" calcext:value-type="string" table:number-columns-spanned="1" table:number-rows-spanned="2">
            <text:p><text:a xlink:href="https://re3d.eu/product-category/filament/petg/?wmc-currency=EUR" xlink:type="simple">https://re3d.eu/product-category/filament/petg/?wmc-currency=EUR</text:a></text:p>
          </table:table-cell>
          <table:table-cell office:value-type="string" calcext:value-type="string">
            <text:p><text:a xlink:href="https://amzn.to/3XQEkZv" xlink:type="simple">https://amzn.to/3XQEkZv</text:a></text:p>
          </table:table-cell>
          <table:table-cell table:style-name="ce17" office:value-type="string" calcext:value-type="string" table:number-columns-spanned="1" table:number-rows-spanned="2">
            <text:p><text:a xlink:href="https://re3d.eu/product-category/filament/petg/?wmc-currency=EUR" xlink:type="simple">https://re3d.eu/product-category/filament/petg/?wmc-currency=EUR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G filament / Black</text:p>
          </table:table-cell>
          <table:table-cell office:value-type="string" calcext:value-type="string">
            <text:p>~1kg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string" calcext:value-type="string">
            <text:p><text:span text:style-name="T1"><text:a xlink:href="https://amzn.to/3B8tbt2" xlink:type="simple">https://amzn.to/3B8tbt2</text:a></text:span>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Printbed supplies</text:p>
          </table:table-cell>
          <table:table-cell table:style-name="ce20" table:number-columns-spanned="4" table:number-rows-spanned="1"/>
          <table:covered-table-cell table:style-name="ce7"/>
          <table:covered-table-cell table:style-name="ce8"/>
          <table:covered-table-cell table:style-name="ce1"/>
          <table:table-cell table:style-name="ce1" table:number-columns-repeated="2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26"/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Glass bed clips (see reference photo)</text:p>
          </table:table-cell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Due to the very tight space around the work bed, only very specific clips would work.</text:p>
          </table:table-cell>
          <table:table-cell table:style-name="ce10" office:value-type="string" calcext:value-type="string">
            <text:p><text:a xlink:href="https://amzn.to/3izk3ax" xlink:type="simple">https://amzn.to/3izk3ax</text:a></text:p>
          </table:table-cell>
          <table:table-cell office:value-type="string" calcext:value-type="string">
            <text:p><text:a xlink:href="https://s.click.aliexpress.com/e/_DEiRx9h" xlink:type="simple">https://s.click.aliexpress.com/e/_DEiRx9h</text:a></text:p>
          </table:table-cell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Externally supplied parts</text:p>
          </table:table-cell>
          <table:table-cell table:style-name="ce20" table:number-columns-spanned="4" table:number-rows-spanned="1"/>
          <table:covered-table-cell table:style-name="ce7"/>
          <table:covered-table-cell table:style-name="ce8"/>
          <table:covered-table-cell table:style-name="ce1"/>
          <table:table-cell table:style-name="ce1" table:number-columns-repeated="2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Source</text:p>
          </table:table-cell>
          <table:table-cell table:style-name="ce26" table:number-columns-repeated="2"/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Acrylic workbed surface</text:p>
          </table:table-cell>
          <table:table-cell office:value-type="string" calcext:value-type="string">
            <text:p>5 to 6mm thick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 surface of the working surface. I preferred a laser cut acrylic sheet.</text:p>
          </table:table-cell>
          <table:table-cell office:value-type="string" calcext:value-type="string">
            <text:p>Local laser cut sh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/mirror printing bed, 160mm diameter</text:p>
          </table:table-cell>
          <table:table-cell office:value-type="string" calcext:value-type="string">
            <text:p>max 4mm thick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4mm. If you can find 3mm, it would be great because lighter is better.</text:p>
          </table:table-cell>
          <table:table-cell office:value-type="string" calcext:value-type="string">
            <text:p>Local glass shop</text:p>
          </table:table-cell>
          <table:table-cell table:number-columns-repeated="1019"/>
        </table:table-row>
        <table:table-row table:style-name="ro1" table:number-rows-repeated="1048320">
          <table:table-cell table:number-columns-repeated="1024"/>
        </table:table-row>
        <table:table-row table:style-name="ro2" table:number-rows-repeated="1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17:10:23.5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06T17:17:17.294000000</dc:date>
    <meta:editing-duration>PT8H53M20S</meta:editing-duration>
    <meta:editing-cycles>283</meta:editing-cycles>
    <meta:document-statistic meta:table-count="1" meta:cell-count="314" meta:object-count="0"/>
  </office:meta>
</office:document-meta>
</file>